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ESUS TRINIDAD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REZ HIDALGO, CRISTHOFER ADDERL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EZ HIDALGO, CRISTHOFER ADDERL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754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1T00:45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